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p-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09397119843788" calcext:value-type="float">
            <text:p>1.093971</text:p>
          </table:table-cell>
          <table:table-cell office:value-type="float" office:value="693.000244081035" calcext:value-type="float">
            <text:p>693.000244</text:p>
          </table:table-cell>
          <table:table-cell office:value-type="float" office:value="0.1" calcext:value-type="float">
            <text:p>0.1</text:p>
          </table:table-cell>
          <table:table-cell table:formula="of:=AVERAGE([.C1:.C10])" office:value-type="float" office:value="1.09711984378814" calcext:value-type="float">
            <text:p>1.09712</text:p>
          </table:table-cell>
          <table:table-cell table:formula="of:=AVERAGE([.D1:.D10])" office:value-type="float" office:value="515.995362460337" calcext:value-type="float">
            <text:p>515.99536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0007322431047" calcext:value-type="float">
            <text:p>1.100073</text:p>
          </table:table-cell>
          <table:table-cell office:value-type="float" office:value="716.999267756895" calcext:value-type="float">
            <text:p>716.999268</text:p>
          </table:table-cell>
          <table:table-cell office:value-type="float" office:value="0.2" calcext:value-type="float">
            <text:p>0.2</text:p>
          </table:table-cell>
          <table:table-cell table:formula="of:=AVERAGE([.C11:.C20])" office:value-type="float" office:value="1.19048083963876" calcext:value-type="float">
            <text:p>1.190481</text:p>
          </table:table-cell>
          <table:table-cell table:formula="of:=AVERAGE([.D11:.D20])" office:value-type="float" office:value="499.367805711496" calcext:value-type="float">
            <text:p>499.3678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09860873810105" calcext:value-type="float">
            <text:p>1.098609</text:p>
          </table:table-cell>
          <table:table-cell office:value-type="float" office:value="435.456675616305" calcext:value-type="float">
            <text:p>435.456676</text:p>
          </table:table-cell>
          <table:table-cell office:value-type="float" office:value="0.3" calcext:value-type="float">
            <text:p>0.3</text:p>
          </table:table-cell>
          <table:table-cell table:formula="of:=AVERAGE([.C21:.C30])" office:value-type="float" office:value="1.28384183548938" calcext:value-type="float">
            <text:p>1.283842</text:p>
          </table:table-cell>
          <table:table-cell table:formula="of:=AVERAGE([.D21:.D30])" office:value-type="float" office:value="486.771149621674" calcext:value-type="float">
            <text:p>486.7711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.10129362948499" calcext:value-type="float">
            <text:p>1.101294</text:p>
          </table:table-cell>
          <table:table-cell office:value-type="float" office:value="451.816451061753" calcext:value-type="float">
            <text:p>451.816451</text:p>
          </table:table-cell>
          <table:table-cell office:value-type="float" office:value="0.4" calcext:value-type="float">
            <text:p>0.4</text:p>
          </table:table-cell>
          <table:table-cell table:formula="of:=AVERAGE([.C31:.C40])" office:value-type="float" office:value="1.38786917256529" calcext:value-type="float">
            <text:p>1.387869</text:p>
          </table:table-cell>
          <table:table-cell table:formula="of:=AVERAGE([.D31:.D40])" office:value-type="float" office:value="517.503880888455" calcext:value-type="float">
            <text:p>517.50388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0007322431047" calcext:value-type="float">
            <text:p>1.100073</text:p>
          </table:table-cell>
          <table:table-cell office:value-type="float" office:value="463.971686599951" calcext:value-type="float">
            <text:p>463.971687</text:p>
          </table:table-cell>
          <table:table-cell office:value-type="float" office:value="0.45" calcext:value-type="float">
            <text:p>0.45</text:p>
          </table:table-cell>
          <table:table-cell table:formula="of:=AVERAGE([.C41:.C50])" office:value-type="float" office:value="1.4402489626556" calcext:value-type="float">
            <text:p>1.440249</text:p>
          </table:table-cell>
          <table:table-cell table:formula="of:=AVERAGE([.D41:.D50])" office:value-type="float" office:value="561.125921405907" calcext:value-type="float">
            <text:p>561.1259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9055406394923" calcext:value-type="float">
            <text:p>1.090554</text:p>
          </table:table-cell>
          <table:table-cell office:value-type="float" office:value="660.397119843788" calcext:value-type="float">
            <text:p>660.39712</text:p>
          </table:table-cell>
          <table:table-cell office:value-type="float" office:value="0.5" calcext:value-type="float">
            <text:p>0.5</text:p>
          </table:table-cell>
          <table:table-cell table:formula="of:=AVERAGE([.C51:.C60])" office:value-type="float" office:value="1.50729802294362" calcext:value-type="float">
            <text:p>1.507298</text:p>
          </table:table-cell>
          <table:table-cell table:formula="of:=AVERAGE([.D51:.D60])" office:value-type="float" office:value="556.328655113498" calcext:value-type="float">
            <text:p>556.32865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09348303636807" calcext:value-type="float">
            <text:p>1.093483</text:p>
          </table:table-cell>
          <table:table-cell office:value-type="float" office:value="419.419575298999" calcext:value-type="float">
            <text:p>419.419575</text:p>
          </table:table-cell>
          <table:table-cell office:value-type="float" office:value="0.55" calcext:value-type="float">
            <text:p>0.55</text:p>
          </table:table-cell>
          <table:table-cell table:formula="of:=AVERAGE([.C61:.C70])" office:value-type="float" office:value="1.57942396875763" calcext:value-type="float">
            <text:p>1.579424</text:p>
          </table:table-cell>
          <table:table-cell table:formula="of:=AVERAGE([.D61:.D70])" office:value-type="float" office:value="578.648303636808" calcext:value-type="float">
            <text:p>578.6483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09421527947279" calcext:value-type="float">
            <text:p>1.094215</text:p>
          </table:table-cell>
          <table:table-cell office:value-type="float" office:value="484.668293873566" calcext:value-type="float">
            <text:p>484.668294</text:p>
          </table:table-cell>
          <table:table-cell office:value-type="float" office:value="0.6" calcext:value-type="float">
            <text:p>0.6</text:p>
          </table:table-cell>
          <table:table-cell table:formula="of:=AVERAGE([.C71:.C80])" office:value-type="float" office:value="1.65147669026117" calcext:value-type="float">
            <text:p>1.651477</text:p>
          </table:table-cell>
          <table:table-cell table:formula="of:=AVERAGE([.D71:.D80])" office:value-type="float" office:value="628.923382963144" calcext:value-type="float">
            <text:p>628.92338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017817915548" calcext:value-type="float">
            <text:p>1.101782</text:p>
          </table:table-cell>
          <table:table-cell office:value-type="float" office:value="416.743226751281" calcext:value-type="float">
            <text:p>416.743227</text:p>
          </table:table-cell>
          <table:table-cell office:value-type="float" office:value="0.65" calcext:value-type="float">
            <text:p>0.65</text:p>
          </table:table-cell>
          <table:table-cell table:formula="of:=AVERAGE([.C81:.C90])" office:value-type="float" office:value="1.63941908713693" calcext:value-type="float">
            <text:p>1.639419</text:p>
          </table:table-cell>
          <table:table-cell table:formula="of:=AVERAGE([.D81:.D90])" office:value-type="float" office:value="600.902489626556" calcext:value-type="float">
            <text:p>600.902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09714425189163" calcext:value-type="float">
            <text:p>1.097144</text:p>
          </table:table-cell>
          <table:table-cell office:value-type="float" office:value="417.481083719795" calcext:value-type="float">
            <text:p>417.481084</text:p>
          </table:table-cell>
          <table:table-cell office:value-type="float" office:value="0.7" calcext:value-type="float">
            <text:p>0.7</text:p>
          </table:table-cell>
          <table:table-cell table:formula="of:=AVERAGE([.C91:.C100])" office:value-type="float" office:value="1.68428118135221" calcext:value-type="float">
            <text:p>1.684281</text:p>
          </table:table-cell>
          <table:table-cell table:formula="of:=AVERAGE([.D91:.D100])" office:value-type="float" office:value="616.503856480351" calcext:value-type="float">
            <text:p>616.50385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18452526238711" calcext:value-type="float">
            <text:p>1.184525</text:p>
          </table:table-cell>
          <table:table-cell office:value-type="float" office:value="733.77154015133" calcext:value-type="float">
            <text:p>733.77154</text:p>
          </table:table-cell>
          <table:table-cell office:value-type="float" office:value="0.75" calcext:value-type="float">
            <text:p>0.75</text:p>
          </table:table-cell>
          <table:table-cell table:formula="of:=AVERAGE([.C101:.C110])" office:value-type="float" office:value="1.74571637783744" calcext:value-type="float">
            <text:p>1.745716</text:p>
          </table:table-cell>
          <table:table-cell table:formula="of:=AVERAGE([.D101:.D110])" office:value-type="float" office:value="660.947791066634" calcext:value-type="float">
            <text:p>660.9477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9135953136441" calcext:value-type="float">
            <text:p>1.19136</text:p>
          </table:table-cell>
          <table:table-cell office:value-type="float" office:value="487.614107883818" calcext:value-type="float">
            <text:p>487.614108</text:p>
          </table:table-cell>
          <table:table-cell office:value-type="float" office:value="0.8" calcext:value-type="float">
            <text:p>0.8</text:p>
          </table:table-cell>
          <table:table-cell table:formula="of:=AVERAGE([.C111:.C120])" office:value-type="float" office:value="1.83497681230168" calcext:value-type="float">
            <text:p>1.834977</text:p>
          </table:table-cell>
          <table:table-cell table:formula="of:=AVERAGE([.D111:.D120])" office:value-type="float" office:value="689.757676348548" calcext:value-type="float">
            <text:p>689.75767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.19160361239932" calcext:value-type="float">
            <text:p>1.191604</text:p>
          </table:table-cell>
          <table:table-cell office:value-type="float" office:value="557.423480595558" calcext:value-type="float">
            <text:p>557.423481</text:p>
          </table:table-cell>
          <table:table-cell office:value-type="float" office:value="0.85" calcext:value-type="float">
            <text:p>0.85</text:p>
          </table:table-cell>
          <table:table-cell table:formula="of:=AVERAGE([.C121:.C130])" office:value-type="float" office:value="1.90602880156212" calcext:value-type="float">
            <text:p>1.906029</text:p>
          </table:table-cell>
          <table:table-cell table:formula="of:=AVERAGE([.D121:.D130])" office:value-type="float" office:value="741.887478642909" calcext:value-type="float">
            <text:p>741.88747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19404442274835" calcext:value-type="float">
            <text:p>1.194044</text:p>
          </table:table-cell>
          <table:table-cell office:value-type="float" office:value="450.500854283622" calcext:value-type="float">
            <text:p>450.500854</text:p>
          </table:table-cell>
          <table:table-cell office:value-type="float" office:value="0.9" calcext:value-type="float">
            <text:p>0.9</text:p>
          </table:table-cell>
          <table:table-cell table:formula="of:=AVERAGE([.C131:.C140])" office:value-type="float" office:value="2.00998291432756" calcext:value-type="float">
            <text:p>2.009983</text:p>
          </table:table-cell>
          <table:table-cell table:formula="of:=AVERAGE([.D131:.D140])" office:value-type="float" office:value="733.557725164755" calcext:value-type="float">
            <text:p>733.5577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9428850378326" calcext:value-type="float">
            <text:p>1.194289</text:p>
          </table:table-cell>
          <table:table-cell office:value-type="float" office:value="454.955089089578" calcext:value-type="float">
            <text:p>454.955089</text:p>
          </table:table-cell>
          <table:table-cell office:value-type="float" office:value="0.95" calcext:value-type="float">
            <text:p>0.95</text:p>
          </table:table-cell>
          <table:table-cell table:formula="of:=AVERAGE([.C141:.C150])" office:value-type="float" office:value="2.12169880400293" calcext:value-type="float">
            <text:p>2.121699</text:p>
          </table:table-cell>
          <table:table-cell table:formula="of:=AVERAGE([.D141:.D150])" office:value-type="float" office:value="809.082157676348" calcext:value-type="float">
            <text:p>809.08215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8257261410788" calcext:value-type="float">
            <text:p>1.182573</text:p>
          </table:table-cell>
          <table:table-cell office:value-type="float" office:value="466.347571393703" calcext:value-type="float">
            <text:p>466.347571</text:p>
          </table:table-cell>
          <table:table-cell office:value-type="float" office:value="0.99" calcext:value-type="float">
            <text:p>0.99</text:p>
          </table:table-cell>
          <table:table-cell table:formula="of:=AVERAGE([.C151:.C160])" office:value-type="float" office:value="2.22989992677569" calcext:value-type="float">
            <text:p>2.2299</text:p>
          </table:table-cell>
          <table:table-cell table:formula="of:=AVERAGE([.D151:.D160])" office:value-type="float" office:value="817.545691969734" calcext:value-type="float">
            <text:p>817.54569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.19624115206248" calcext:value-type="float">
            <text:p>1.196241</text:p>
          </table:table-cell>
          <table:table-cell office:value-type="float" office:value="453.466194776666" calcext:value-type="float">
            <text:p>453.46619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1.17793507444472" calcext:value-type="float">
            <text:p>1.177935</text:p>
          </table:table-cell>
          <table:table-cell office:value-type="float" office:value="480.27776421772" calcext:value-type="float">
            <text:p>480.27776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.19428850378326" calcext:value-type="float">
            <text:p>1.194289</text:p>
          </table:table-cell>
          <table:table-cell office:value-type="float" office:value="462.615572370027" calcext:value-type="float">
            <text:p>462.61557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1.19794971930681" calcext:value-type="float">
            <text:p>1.19795</text:p>
          </table:table-cell>
          <table:table-cell office:value-type="float" office:value="446.705882352941" calcext:value-type="float">
            <text:p>446.70588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8386624359287" calcext:value-type="float">
            <text:p>1.283866</text:p>
          </table:table-cell>
          <table:table-cell office:value-type="float" office:value="478.878203563583" calcext:value-type="float">
            <text:p>478.87820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7727605565048" calcext:value-type="float">
            <text:p>1.277276</text:p>
          </table:table-cell>
          <table:table-cell office:value-type="float" office:value="480.381254576519" calcext:value-type="float">
            <text:p>480.38125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.29314132291921" calcext:value-type="float">
            <text:p>1.293141</text:p>
          </table:table-cell>
          <table:table-cell office:value-type="float" office:value="517.083719794972" calcext:value-type="float">
            <text:p>517.0837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1.28215767634855" calcext:value-type="float">
            <text:p>1.282158</text:p>
          </table:table-cell>
          <table:table-cell office:value-type="float" office:value="483.302904564315" calcext:value-type="float">
            <text:p>483.30290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1.29118867463998" calcext:value-type="float">
            <text:p>1.291189</text:p>
          </table:table-cell>
          <table:table-cell office:value-type="float" office:value="478.959970710276" calcext:value-type="float">
            <text:p>478.95997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6775689528924" calcext:value-type="float">
            <text:p>1.267757</text:p>
          </table:table-cell>
          <table:table-cell office:value-type="float" office:value="475.484500854284" calcext:value-type="float">
            <text:p>475.48450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.28630705394191" calcext:value-type="float">
            <text:p>1.286307</text:p>
          </table:table-cell>
          <table:table-cell office:value-type="float" office:value="510.986331462045" calcext:value-type="float">
            <text:p>510.98633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.28484256773249" calcext:value-type="float">
            <text:p>1.284843</text:p>
          </table:table-cell>
          <table:table-cell office:value-type="float" office:value="481.964120087869" calcext:value-type="float">
            <text:p>481.964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.28728337808152" calcext:value-type="float">
            <text:p>1.287283</text:p>
          </table:table-cell>
          <table:table-cell office:value-type="float" office:value="481.26580424701" calcext:value-type="float">
            <text:p>481.26580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1.28459848669758" calcext:value-type="float">
            <text:p>1.284598</text:p>
          </table:table-cell>
          <table:table-cell office:value-type="float" office:value="479.40468635587" calcext:value-type="float">
            <text:p>479.40468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.39785208689285" calcext:value-type="float">
            <text:p>1.397852</text:p>
          </table:table-cell>
          <table:table-cell office:value-type="float" office:value="540.470832316329" calcext:value-type="float">
            <text:p>540.47083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42079570417379" calcext:value-type="float">
            <text:p>1.420796</text:p>
          </table:table-cell>
          <table:table-cell office:value-type="float" office:value="529.938979741274" calcext:value-type="float">
            <text:p>529.9389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.38418354893825" calcext:value-type="float">
            <text:p>1.384184</text:p>
          </table:table-cell>
          <table:table-cell office:value-type="float" office:value="511.335611422992" calcext:value-type="float">
            <text:p>511.33561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.37100317305345" calcext:value-type="float">
            <text:p>1.371003</text:p>
          </table:table-cell>
          <table:table-cell office:value-type="float" office:value="509.968025384428" calcext:value-type="float">
            <text:p>509.96802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38345130583354" calcext:value-type="float">
            <text:p>1.383451</text:p>
          </table:table-cell>
          <table:table-cell office:value-type="float" office:value="511.686111789114" calcext:value-type="float">
            <text:p>511.68611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0053697827679" calcext:value-type="float">
            <text:p>1.400537</text:p>
          </table:table-cell>
          <table:table-cell office:value-type="float" office:value="522.846717110081" calcext:value-type="float">
            <text:p>522.84671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37271174029778" calcext:value-type="float">
            <text:p>1.372712</text:p>
          </table:table-cell>
          <table:table-cell office:value-type="float" office:value="509.644862094215" calcext:value-type="float">
            <text:p>509.64486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8930925067122" calcext:value-type="float">
            <text:p>1.389309</text:p>
          </table:table-cell>
          <table:table-cell office:value-type="float" office:value="518.421527947278" calcext:value-type="float">
            <text:p>518.42152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37686111789114" calcext:value-type="float">
            <text:p>1.376861</text:p>
          </table:table-cell>
          <table:table-cell office:value-type="float" office:value="509.621918476934" calcext:value-type="float">
            <text:p>509.62191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1.38198681962412" calcext:value-type="float">
            <text:p>1.381987</text:p>
          </table:table-cell>
          <table:table-cell office:value-type="float" office:value="511.104222601904" calcext:value-type="float">
            <text:p>511.104223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.44178667317549" calcext:value-type="float">
            <text:p>1.441787</text:p>
          </table:table-cell>
          <table:table-cell office:value-type="float" office:value="533.263607517696" calcext:value-type="float">
            <text:p>533.263608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1.45887234561875" calcext:value-type="float">
            <text:p>1.458872</text:p>
          </table:table-cell>
          <table:table-cell office:value-type="float" office:value="586.324627776422" calcext:value-type="float">
            <text:p>586.324628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1.44935318525751" calcext:value-type="float">
            <text:p>1.449353</text:p>
          </table:table-cell>
          <table:table-cell office:value-type="float" office:value="534.690261166707" calcext:value-type="float">
            <text:p>534.690261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1.40273370759092" calcext:value-type="float">
            <text:p>1.402734</text:p>
          </table:table-cell>
          <table:table-cell office:value-type="float" office:value="545.44300707835" calcext:value-type="float">
            <text:p>545.44300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1.42323651452282" calcext:value-type="float">
            <text:p>1.423237</text:p>
          </table:table-cell>
          <table:table-cell office:value-type="float" office:value="524.998047351721" calcext:value-type="float">
            <text:p>524.99804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.44642421283866" calcext:value-type="float">
            <text:p>1.446424</text:p>
          </table:table-cell>
          <table:table-cell office:value-type="float" office:value="573.117158896754" calcext:value-type="float">
            <text:p>573.11715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.4422748352453" calcext:value-type="float">
            <text:p>1.442275</text:p>
          </table:table-cell>
          <table:table-cell office:value-type="float" office:value="607.537222357823" calcext:value-type="float">
            <text:p>607.537222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1.44813278008299" calcext:value-type="float">
            <text:p>1.448133</text:p>
          </table:table-cell>
          <table:table-cell office:value-type="float" office:value="590.716377837442" calcext:value-type="float">
            <text:p>590.716378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" calcext:value-type="float">
            <text:p>8</text:p>
          </table:table-cell>
          <table:table-cell office:value-type="float" office:value="1.43885770075665" calcext:value-type="float">
            <text:p>1.438858</text:p>
          </table:table-cell>
          <table:table-cell office:value-type="float" office:value="535.96167927752" calcext:value-type="float">
            <text:p>535.96167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" calcext:value-type="float">
            <text:p>9</text:p>
          </table:table-cell>
          <table:table-cell office:value-type="float" office:value="1.45081767146693" calcext:value-type="float">
            <text:p>1.450818</text:p>
          </table:table-cell>
          <table:table-cell office:value-type="float" office:value="579.207224798633" calcext:value-type="float">
            <text:p>579.20722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2111300951916" calcext:value-type="float">
            <text:p>1.521113</text:p>
          </table:table-cell>
          <table:table-cell office:value-type="float" office:value="570.213326824506" calcext:value-type="float">
            <text:p>570.21332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45203807664145" calcext:value-type="float">
            <text:p>1.452038</text:p>
          </table:table-cell>
          <table:table-cell office:value-type="float" office:value="538.369538686844" calcext:value-type="float">
            <text:p>538.36953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49597266292409" calcext:value-type="float">
            <text:p>1.495973</text:p>
          </table:table-cell>
          <table:table-cell office:value-type="float" office:value="552.061508420796" calcext:value-type="float">
            <text:p>552.06150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1330241640225" calcext:value-type="float">
            <text:p>1.513302</text:p>
          </table:table-cell>
          <table:table-cell office:value-type="float" office:value="556.925067122285" calcext:value-type="float">
            <text:p>556.92506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0866487673908" calcext:value-type="float">
            <text:p>1.508665</text:p>
          </table:table-cell>
          <table:table-cell office:value-type="float" office:value="551.534049304369" calcext:value-type="float">
            <text:p>551.53404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52184525262387" calcext:value-type="float">
            <text:p>1.521845</text:p>
          </table:table-cell>
          <table:table-cell office:value-type="float" office:value="556.45643153527" calcext:value-type="float">
            <text:p>556.45643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.52648279228704" calcext:value-type="float">
            <text:p>1.526483</text:p>
          </table:table-cell>
          <table:table-cell office:value-type="float" office:value="563.179643641689" calcext:value-type="float">
            <text:p>563.17964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.53160849402001" calcext:value-type="float">
            <text:p>1.531608</text:p>
          </table:table-cell>
          <table:table-cell office:value-type="float" office:value="572.827678789358" calcext:value-type="float">
            <text:p>572.82767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.50646814742495" calcext:value-type="float">
            <text:p>1.506468</text:p>
          </table:table-cell>
          <table:table-cell office:value-type="float" office:value="550.50671222846" calcext:value-type="float">
            <text:p>550.50671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.49548450085428" calcext:value-type="float">
            <text:p>1.495485</text:p>
          </table:table-cell>
          <table:table-cell office:value-type="float" office:value="551.212594581401" calcext:value-type="float">
            <text:p>551.21259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.50549182328533" calcext:value-type="float">
            <text:p>1.505492</text:p>
          </table:table-cell>
          <table:table-cell office:value-type="float" office:value="553.967537222358" calcext:value-type="float">
            <text:p>553.967537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.57529899926776" calcext:value-type="float">
            <text:p>1.575299</text:p>
          </table:table-cell>
          <table:table-cell office:value-type="float" office:value="580.852330973883" calcext:value-type="float">
            <text:p>580.852331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1.60288015621186" calcext:value-type="float">
            <text:p>1.60288</text:p>
          </table:table-cell>
          <table:table-cell office:value-type="float" office:value="600.968757627532" calcext:value-type="float">
            <text:p>600.96875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1.60849402001464" calcext:value-type="float">
            <text:p>1.608494</text:p>
          </table:table-cell>
          <table:table-cell office:value-type="float" office:value="590.586770807908" calcext:value-type="float">
            <text:p>590.586771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1.59531364412985" calcext:value-type="float">
            <text:p>1.595314</text:p>
          </table:table-cell>
          <table:table-cell office:value-type="float" office:value="578.735416158165" calcext:value-type="float">
            <text:p>578.73541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1.58823529411765" calcext:value-type="float">
            <text:p>1.588235</text:p>
          </table:table-cell>
          <table:table-cell office:value-type="float" office:value="579.980229436173" calcext:value-type="float">
            <text:p>579.980229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1.60263607517696" calcext:value-type="float">
            <text:p>1.602636</text:p>
          </table:table-cell>
          <table:table-cell office:value-type="float" office:value="584.03929704662" calcext:value-type="float">
            <text:p>584.039297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" calcext:value-type="float">
            <text:p>7</text:p>
          </table:table-cell>
          <table:table-cell office:value-type="float" office:value="1.55967781303393" calcext:value-type="float">
            <text:p>1.559678</text:p>
          </table:table-cell>
          <table:table-cell office:value-type="float" office:value="564.718574566756" calcext:value-type="float">
            <text:p>564.718575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.58213326824506" calcext:value-type="float">
            <text:p>1.582133</text:p>
          </table:table-cell>
          <table:table-cell office:value-type="float" office:value="576.934342201611" calcext:value-type="float">
            <text:p>576.934342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float" office:value="1.57407859409324" calcext:value-type="float">
            <text:p>1.574079</text:p>
          </table:table-cell>
          <table:table-cell office:value-type="float" office:value="575.699780327069" calcext:value-type="float">
            <text:p>575.6997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65194044422748" calcext:value-type="float">
            <text:p>1.65194</text:p>
          </table:table-cell>
          <table:table-cell office:value-type="float" office:value="597.637539663168" calcext:value-type="float">
            <text:p>597.6375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67195508908958" calcext:value-type="float">
            <text:p>1.671955</text:p>
          </table:table-cell>
          <table:table-cell office:value-type="float" office:value="610.26726873322" calcext:value-type="float">
            <text:p>610.26726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.61386380278252" calcext:value-type="float">
            <text:p>1.613864</text:p>
          </table:table-cell>
          <table:table-cell office:value-type="float" office:value="813.216988040029" calcext:value-type="float">
            <text:p>813.21698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.67512814254332" calcext:value-type="float">
            <text:p>1.675128</text:p>
          </table:table-cell>
          <table:table-cell office:value-type="float" office:value="628.15181840371" calcext:value-type="float">
            <text:p>628.15181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.66219184769343" calcext:value-type="float">
            <text:p>1.662192</text:p>
          </table:table-cell>
          <table:table-cell office:value-type="float" office:value="611.663656333903" calcext:value-type="float">
            <text:p>611.66365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.65413717354162" calcext:value-type="float">
            <text:p>1.654137</text:p>
          </table:table-cell>
          <table:table-cell office:value-type="float" office:value="606.183304857213" calcext:value-type="float">
            <text:p>606.18330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.63485477178423" calcext:value-type="float">
            <text:p>1.634855</text:p>
          </table:table-cell>
          <table:table-cell office:value-type="float" office:value="593.194044422748" calcext:value-type="float">
            <text:p>593.19404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1.65486941664633" calcext:value-type="float">
            <text:p>1.654869</text:p>
          </table:table-cell>
          <table:table-cell office:value-type="float" office:value="610.193068098609" calcext:value-type="float">
            <text:p>610.19306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.65731022699536" calcext:value-type="float">
            <text:p>1.65731</text:p>
          </table:table-cell>
          <table:table-cell office:value-type="float" office:value="622.147180864047" calcext:value-type="float">
            <text:p>622.14718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1.63851598730779" calcext:value-type="float">
            <text:p>1.638516</text:p>
          </table:table-cell>
          <table:table-cell office:value-type="float" office:value="596.578960214791" calcext:value-type="float">
            <text:p>596.57896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.61044666829387" calcext:value-type="float">
            <text:p>1.610447</text:p>
          </table:table-cell>
          <table:table-cell office:value-type="float" office:value="594.192091774469" calcext:value-type="float">
            <text:p>594.192092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6392482304125" calcext:value-type="float">
            <text:p>1.639248</text:p>
          </table:table-cell>
          <table:table-cell office:value-type="float" office:value="596.511837930193" calcext:value-type="float">
            <text:p>596.51183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1.61606053209666" calcext:value-type="float">
            <text:p>1.616061</text:p>
          </table:table-cell>
          <table:table-cell office:value-type="float" office:value="596.383695386868" calcext:value-type="float">
            <text:p>596.383695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1.75909201855016" calcext:value-type="float">
            <text:p>1.759092</text:p>
          </table:table-cell>
          <table:table-cell office:value-type="float" office:value="633.034171344887" calcext:value-type="float">
            <text:p>633.034171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.60068342689773" calcext:value-type="float">
            <text:p>1.600683</text:p>
          </table:table-cell>
          <table:table-cell office:value-type="float" office:value="591.8237734928" calcext:value-type="float">
            <text:p>591.823773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.73199902367586" calcext:value-type="float">
            <text:p>1.731999</text:p>
          </table:table-cell>
          <table:table-cell office:value-type="float" office:value="627.365633390286" calcext:value-type="float">
            <text:p>627.365633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" calcext:value-type="float">
            <text:p>6</text:p>
          </table:table-cell>
          <table:table-cell office:value-type="float" office:value="1.61630461313156" calcext:value-type="float">
            <text:p>1.616305</text:p>
          </table:table-cell>
          <table:table-cell office:value-type="float" office:value="592.722968025384" calcext:value-type="float">
            <text:p>592.72296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.5987307786185" calcext:value-type="float">
            <text:p>1.598731</text:p>
          </table:table-cell>
          <table:table-cell office:value-type="float" office:value="594.69587503051" calcext:value-type="float">
            <text:p>594.695875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office:value-type="float" office:value="1.62240663900415" calcext:value-type="float">
            <text:p>1.622407</text:p>
          </table:table-cell>
          <table:table-cell office:value-type="float" office:value="595.54356846473" calcext:value-type="float">
            <text:p>595.54356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" calcext:value-type="float">
            <text:p>9</text:p>
          </table:table-cell>
          <table:table-cell office:value-type="float" office:value="1.59921894068831" calcext:value-type="float">
            <text:p>1.599219</text:p>
          </table:table-cell>
          <table:table-cell office:value-type="float" office:value="586.751281425433" calcext:value-type="float">
            <text:p>586.75128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68489138393947" calcext:value-type="float">
            <text:p>1.684891</text:p>
          </table:table-cell>
          <table:table-cell office:value-type="float" office:value="615.032950939712" calcext:value-type="float">
            <text:p>615.03295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70295338052233" calcext:value-type="float">
            <text:p>1.702953</text:p>
          </table:table-cell>
          <table:table-cell office:value-type="float" office:value="619.320234317794" calcext:value-type="float">
            <text:p>619.32023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6800097632414" calcext:value-type="float">
            <text:p>1.68001</text:p>
          </table:table-cell>
          <table:table-cell office:value-type="float" office:value="610.628264583842" calcext:value-type="float">
            <text:p>610.62826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6731754942641" calcext:value-type="float">
            <text:p>1.673175</text:p>
          </table:table-cell>
          <table:table-cell office:value-type="float" office:value="608.926287527459" calcext:value-type="float">
            <text:p>608.92628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.65731022699536" calcext:value-type="float">
            <text:p>1.65731</text:p>
          </table:table-cell>
          <table:table-cell office:value-type="float" office:value="628.781059311692" calcext:value-type="float">
            <text:p>628.78105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1.6941664632658" calcext:value-type="float">
            <text:p>1.694166</text:p>
          </table:table-cell>
          <table:table-cell office:value-type="float" office:value="615.957285818892" calcext:value-type="float">
            <text:p>615.95728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.68537954600928" calcext:value-type="float">
            <text:p>1.68538</text:p>
          </table:table-cell>
          <table:table-cell office:value-type="float" office:value="619.360751769588" calcext:value-type="float">
            <text:p>619.36075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.73980961679278" calcext:value-type="float">
            <text:p>1.73981</text:p>
          </table:table-cell>
          <table:table-cell office:value-type="float" office:value="636.787649499634" calcext:value-type="float">
            <text:p>636.78764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.67219917012448" calcext:value-type="float">
            <text:p>1.672199</text:p>
          </table:table-cell>
          <table:table-cell office:value-type="float" office:value="607.444959726629" calcext:value-type="float">
            <text:p>607.4449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1.6529167683671" calcext:value-type="float">
            <text:p>1.652917</text:p>
          </table:table-cell>
          <table:table-cell office:value-type="float" office:value="602.799121308274" calcext:value-type="float">
            <text:p>602.799121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75079326336344" calcext:value-type="float">
            <text:p>1.750793</text:p>
          </table:table-cell>
          <table:table-cell office:value-type="float" office:value="635.275323407371" calcext:value-type="float">
            <text:p>635.275323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75640712716622" calcext:value-type="float">
            <text:p>1.756407</text:p>
          </table:table-cell>
          <table:table-cell office:value-type="float" office:value="686.613863802782" calcext:value-type="float">
            <text:p>686.613864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.76080058579448" calcext:value-type="float">
            <text:p>1.760801</text:p>
          </table:table-cell>
          <table:table-cell office:value-type="float" office:value="635.444715645594" calcext:value-type="float">
            <text:p>635.444716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.73248718574567" calcext:value-type="float">
            <text:p>1.732487</text:p>
          </table:table-cell>
          <table:table-cell office:value-type="float" office:value="626.222113741762" calcext:value-type="float">
            <text:p>626.222114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.74103002196729" calcext:value-type="float">
            <text:p>1.74103</text:p>
          </table:table-cell>
          <table:table-cell office:value-type="float" office:value="718.32999755919" calcext:value-type="float">
            <text:p>718.329998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.75176958750305" calcext:value-type="float">
            <text:p>1.75177</text:p>
          </table:table-cell>
          <table:table-cell office:value-type="float" office:value="637.026116670735" calcext:value-type="float">
            <text:p>637.02611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1.73321942885038" calcext:value-type="float">
            <text:p>1.733219</text:p>
          </table:table-cell>
          <table:table-cell office:value-type="float" office:value="636.495728581889" calcext:value-type="float">
            <text:p>636.495729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1.73517207712961" calcext:value-type="float">
            <text:p>1.735172</text:p>
          </table:table-cell>
          <table:table-cell office:value-type="float" office:value="687.03929704662" calcext:value-type="float">
            <text:p>687.039297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1.75445447888699" calcext:value-type="float">
            <text:p>1.754454</text:p>
          </table:table-cell>
          <table:table-cell office:value-type="float" office:value="712.147424945082" calcext:value-type="float">
            <text:p>712.14742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1.74103002196729" calcext:value-type="float">
            <text:p>1.74103</text:p>
          </table:table-cell>
          <table:table-cell office:value-type="float" office:value="634.883329265316" calcext:value-type="float">
            <text:p>634.88332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85599218940688" calcext:value-type="float">
            <text:p>1.855992</text:p>
          </table:table-cell>
          <table:table-cell office:value-type="float" office:value="708.402001464486" calcext:value-type="float">
            <text:p>708.40200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82743470832316" calcext:value-type="float">
            <text:p>1.827435</text:p>
          </table:table-cell>
          <table:table-cell office:value-type="float" office:value="661.123749084696" calcext:value-type="float">
            <text:p>661.12374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.83060776177691" calcext:value-type="float">
            <text:p>1.830608</text:p>
          </table:table-cell>
          <table:table-cell office:value-type="float" office:value="664.423480595558" calcext:value-type="float">
            <text:p>664.42348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.81010495484501" calcext:value-type="float">
            <text:p>1.810105</text:p>
          </table:table-cell>
          <table:table-cell office:value-type="float" office:value="661.718330485721" calcext:value-type="float">
            <text:p>661.7183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.82792287039297" calcext:value-type="float">
            <text:p>1.827923</text:p>
          </table:table-cell>
          <table:table-cell office:value-type="float" office:value="658.55650475958" calcext:value-type="float">
            <text:p>658.55650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.80473517207713" calcext:value-type="float">
            <text:p>1.804735</text:p>
          </table:table-cell>
          <table:table-cell office:value-type="float" office:value="721.463509885282" calcext:value-type="float">
            <text:p>721.4635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.8369538686844" calcext:value-type="float">
            <text:p>1.836954</text:p>
          </table:table-cell>
          <table:table-cell office:value-type="float" office:value="664.859165242861" calcext:value-type="float">
            <text:p>664.85916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.8030266048328" calcext:value-type="float">
            <text:p>1.803027</text:p>
          </table:table-cell>
          <table:table-cell office:value-type="float" office:value="707.799365389309" calcext:value-type="float">
            <text:p>707.79936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.88186477910666" calcext:value-type="float">
            <text:p>1.881865</text:p>
          </table:table-cell>
          <table:table-cell office:value-type="float" office:value="776.490602880156" calcext:value-type="float">
            <text:p>776.49060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.87112521357091" calcext:value-type="float">
            <text:p>1.871125</text:p>
          </table:table-cell>
          <table:table-cell office:value-type="float" office:value="672.740053697828" calcext:value-type="float">
            <text:p>672.740054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.90651696363193" calcext:value-type="float">
            <text:p>1.906517</text:p>
          </table:table-cell>
          <table:table-cell office:value-type="float" office:value="744.673175494264" calcext:value-type="float">
            <text:p>744.673175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91676836709788" calcext:value-type="float">
            <text:p>1.916768</text:p>
          </table:table-cell>
          <table:table-cell office:value-type="float" office:value="772.777886258238" calcext:value-type="float">
            <text:p>772.777886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office:value-type="float" office:value="1.88699048083964" calcext:value-type="float">
            <text:p>1.88699</text:p>
          </table:table-cell>
          <table:table-cell office:value-type="float" office:value="684.056870881133" calcext:value-type="float">
            <text:p>684.056871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96070295338052" calcext:value-type="float">
            <text:p>1.960703</text:p>
          </table:table-cell>
          <table:table-cell office:value-type="float" office:value="708.78398828411" calcext:value-type="float">
            <text:p>708.783988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1.88137661703686" calcext:value-type="float">
            <text:p>1.881377</text:p>
          </table:table-cell>
          <table:table-cell office:value-type="float" office:value="835.252623871125" calcext:value-type="float">
            <text:p>835.252624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1.87893580668782" calcext:value-type="float">
            <text:p>1.878936</text:p>
          </table:table-cell>
          <table:table-cell office:value-type="float" office:value="727.216255796925" calcext:value-type="float">
            <text:p>727.216256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office:value-type="float" office:value="1.89699780327069" calcext:value-type="float">
            <text:p>1.896998</text:p>
          </table:table-cell>
          <table:table-cell office:value-type="float" office:value="815.703929704662" calcext:value-type="float">
            <text:p>815.70393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office:value-type="float" office:value="1.891139858433" calcext:value-type="float">
            <text:p>1.89114</text:p>
          </table:table-cell>
          <table:table-cell office:value-type="float" office:value="684.689528923603" calcext:value-type="float">
            <text:p>684.689529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1.92384671711008" calcext:value-type="float">
            <text:p>1.923847</text:p>
          </table:table-cell>
          <table:table-cell office:value-type="float" office:value="750.555284354406" calcext:value-type="float">
            <text:p>750.555284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" calcext:value-type="float">
            <text:p>9</text:p>
          </table:table-cell>
          <table:table-cell office:value-type="float" office:value="1.91701244813278" calcext:value-type="float">
            <text:p>1.917012</text:p>
          </table:table-cell>
          <table:table-cell office:value-type="float" office:value="695.16524286063" calcext:value-type="float">
            <text:p>695.16524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3922382230901" calcext:value-type="float">
            <text:p>1.939224</text:p>
          </table:table-cell>
          <table:table-cell office:value-type="float" office:value="703.587503051013" calcext:value-type="float">
            <text:p>703.58750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.0407615328289" calcext:value-type="float">
            <text:p>2.040762</text:p>
          </table:table-cell>
          <table:table-cell office:value-type="float" office:value="735.761044666829" calcext:value-type="float">
            <text:p>735.76104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.98950451549915" calcext:value-type="float">
            <text:p>1.989505</text:p>
          </table:table-cell>
          <table:table-cell office:value-type="float" office:value="717.288259702221" calcext:value-type="float">
            <text:p>717.2882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99096900170857" calcext:value-type="float">
            <text:p>1.990969</text:p>
          </table:table-cell>
          <table:table-cell office:value-type="float" office:value="763.047351720771" calcext:value-type="float">
            <text:p>763.04735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.9934098120576" calcext:value-type="float">
            <text:p>1.99341</text:p>
          </table:table-cell>
          <table:table-cell office:value-type="float" office:value="729.509153038809" calcext:value-type="float">
            <text:p>729.50915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.98364657066146" calcext:value-type="float">
            <text:p>1.983647</text:p>
          </table:table-cell>
          <table:table-cell office:value-type="float" office:value="716.592384671711" calcext:value-type="float">
            <text:p>716.59238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.06468147424945" calcext:value-type="float">
            <text:p>2.064681</text:p>
          </table:table-cell>
          <table:table-cell office:value-type="float" office:value="736.279472784965" calcext:value-type="float">
            <text:p>736.27947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2.01073956553576" calcext:value-type="float">
            <text:p>2.01074</text:p>
          </table:table-cell>
          <table:table-cell office:value-type="float" office:value="755.024652184525" calcext:value-type="float">
            <text:p>755.02465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2.03051012936295" calcext:value-type="float">
            <text:p>2.03051</text:p>
          </table:table-cell>
          <table:table-cell office:value-type="float" office:value="728.873321942885" calcext:value-type="float">
            <text:p>728.87332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office:value-type="float" office:value="2.05638271906273" calcext:value-type="float">
            <text:p>2.056383</text:p>
          </table:table-cell>
          <table:table-cell office:value-type="float" office:value="749.614107883817" calcext:value-type="float">
            <text:p>749.614108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.13253600195265" calcext:value-type="float">
            <text:p>2.132536</text:p>
          </table:table-cell>
          <table:table-cell office:value-type="float" office:value="759.551379057847" calcext:value-type="float">
            <text:p>759.551379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2.10788381742739" calcext:value-type="float">
            <text:p>2.107884</text:p>
          </table:table-cell>
          <table:table-cell office:value-type="float" office:value="752.769831584086" calcext:value-type="float">
            <text:p>752.769832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2.13717354161582" calcext:value-type="float">
            <text:p>2.137174</text:p>
          </table:table-cell>
          <table:table-cell office:value-type="float" office:value="760.638515987308" calcext:value-type="float">
            <text:p>760.638516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2.14132291920918" calcext:value-type="float">
            <text:p>2.141323</text:p>
          </table:table-cell>
          <table:table-cell office:value-type="float" office:value="769.055650475958" calcext:value-type="float">
            <text:p>769.05565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2.05174517939956" calcext:value-type="float">
            <text:p>2.051745</text:p>
          </table:table-cell>
          <table:table-cell office:value-type="float" office:value="741.619965828655" calcext:value-type="float">
            <text:p>741.619966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2.12155235538199" calcext:value-type="float">
            <text:p>2.121552</text:p>
          </table:table-cell>
          <table:table-cell office:value-type="float" office:value="1087.74591164267" calcext:value-type="float">
            <text:p>1087.745912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float" office:value="2.10275811569441" calcext:value-type="float">
            <text:p>2.102758</text:p>
          </table:table-cell>
          <table:table-cell office:value-type="float" office:value="819.742738589212" calcext:value-type="float">
            <text:p>819.742739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office:value-type="float" office:value="2.12326092262631" calcext:value-type="float">
            <text:p>2.123261</text:p>
          </table:table-cell>
          <table:table-cell office:value-type="float" office:value="759.346839150598" calcext:value-type="float">
            <text:p>759.346839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" calcext:value-type="float">
            <text:p>8</text:p>
          </table:table-cell>
          <table:table-cell office:value-type="float" office:value="2.1567000244081" calcext:value-type="float">
            <text:p>2.1567</text:p>
          </table:table-cell>
          <table:table-cell office:value-type="float" office:value="806.857212594581" calcext:value-type="float">
            <text:p>806.857213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" calcext:value-type="float">
            <text:p>9</text:p>
          </table:table-cell>
          <table:table-cell office:value-type="float" office:value="2.14205516231389" calcext:value-type="float">
            <text:p>2.142055</text:p>
          </table:table-cell>
          <table:table-cell office:value-type="float" office:value="833.493531852575" calcext:value-type="float">
            <text:p>833.493532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2.25701732975348" calcext:value-type="float">
            <text:p>2.257017</text:p>
          </table:table-cell>
          <table:table-cell office:value-type="float" office:value="951.266048328045" calcext:value-type="float">
            <text:p>951.266048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2.32755674884062" calcext:value-type="float">
            <text:p>2.327557</text:p>
          </table:table-cell>
          <table:table-cell office:value-type="float" office:value="820.519892604345" calcext:value-type="float">
            <text:p>820.519893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.23578227971687" calcext:value-type="float">
            <text:p>2.235782</text:p>
          </table:table-cell>
          <table:table-cell office:value-type="float" office:value="801.622162557969" calcext:value-type="float">
            <text:p>801.622163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  <table:table-cell office:value-type="float" office:value="2.22748352453014" calcext:value-type="float">
            <text:p>2.227484</text:p>
          </table:table-cell>
          <table:table-cell office:value-type="float" office:value="795.550158652673" calcext:value-type="float">
            <text:p>795.550159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office:value-type="float" office:value="2.1906272882597" calcext:value-type="float">
            <text:p>2.190627</text:p>
          </table:table-cell>
          <table:table-cell office:value-type="float" office:value="846.496460824994" calcext:value-type="float">
            <text:p>846.496461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office:value-type="float" office:value="2.24847449353185" calcext:value-type="float">
            <text:p>2.248474</text:p>
          </table:table-cell>
          <table:table-cell office:value-type="float" office:value="803.357090554064" calcext:value-type="float">
            <text:p>803.357091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" calcext:value-type="float">
            <text:p>6</text:p>
          </table:table-cell>
          <table:table-cell office:value-type="float" office:value="2.23212106419331" calcext:value-type="float">
            <text:p>2.232121</text:p>
          </table:table-cell>
          <table:table-cell office:value-type="float" office:value="800.707346839151" calcext:value-type="float">
            <text:p>800.707347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7" calcext:value-type="float">
            <text:p>7</text:p>
          </table:table-cell>
          <table:table-cell office:value-type="float" office:value="2.11642665364901" calcext:value-type="float">
            <text:p>2.116427</text:p>
          </table:table-cell>
          <table:table-cell office:value-type="float" office:value="759.81083719795" calcext:value-type="float">
            <text:p>759.810837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 office:value-type="float" office:value="2.24188430558946" calcext:value-type="float">
            <text:p>2.241884</text:p>
          </table:table-cell>
          <table:table-cell office:value-type="float" office:value="802.911642665365" calcext:value-type="float">
            <text:p>802.911643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9" calcext:value-type="float">
            <text:p>9</text:p>
          </table:table-cell>
          <table:table-cell office:value-type="float" office:value="2.22162557969246" calcext:value-type="float">
            <text:p>2.221626</text:p>
          </table:table-cell>
          <table:table-cell office:value-type="float" office:value="793.215279472785" calcext:value-type="float">
            <text:p>793.2152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1:45:31.55290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5:09:33.233340414</dc:date>
    <meta:editing-duration>PT18H49M20S</meta:editing-duration>
    <meta:editing-cycles>7</meta:editing-cycles>
    <meta:generator>LibreOffice/5.1.6.2$Linux_X86_64 LibreOffice_project/10m0$Build-2</meta:generator>
    <meta:document-statistic meta:table-count="1" meta:cell-count="688" meta:object-count="0"/>
  </office:meta>
</office:document-meta>
</file>